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fd2e1" officeooo:paragraph-rsid="001fd2e1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1fd2e1" officeooo:paragraph-rsid="001fd2e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2a0cba" officeooo:paragraph-rsid="002a0cba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2a0cba" officeooo:paragraph-rsid="002a0cb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70685" style:font-size-asian="14pt" style:font-size-complex="14pt"/>
    </style:style>
    <style:style style:name="T3" style:family="text">
      <style:text-properties officeooo:rsid="00270685"/>
    </style:style>
    <style:style style:name="T4" style:family="text">
      <style:text-properties officeooo:rsid="00285bd3"/>
    </style:style>
    <style:style style:name="T5" style:family="text">
      <style:text-properties officeooo:rsid="0028b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commend</text:span><text:span text:style-name="T2">ation</text:span><text:span text:style-name="T1"> systems in cinema entertainment</text:span></text:p>
      <text:p text:style-name="P4"><text:span text:style-name="T1">Michael Krištof</text:span></text:p>
      <text:p text:style-name="P1"><text:span text:style-name="T1"/></text:p>
      <text:p text:style-name="P2">With the sudden rise of <text:span text:style-name="T4">the </text:span>streaming <text:span text:style-name="T4">medium </text:span>as the primary source of monetisation stemming from the <text:span text:style-name="T4">film</text:span> entertainment industry, <text:span text:style-name="T3">it is apparent that the need to leverage </text:span><text:span text:style-name="T4">methods for user retention </text:span><text:span text:style-name="T3">within the framework of streaming services is ever greater. </text:span><text:span text:style-name="T4">Though such a metric is the end result of the combined effort of plethora of various corporate bodies, this article shall focus primarily on recommendation systems as a mechanism to improve user experience, boost engagement and user retention. Within the context of recommendation systems, all of these metrics share a common mechanism – that of user feedback, which shall constitute the basis of most explored models. </text:span><text:span text:style-name="T3">To this end, many different approaches in relation to formulations and algorithms have been </text:span><text:span text:style-name="T4">attempted and/or deployed</text:span><text:span text:style-name="T3">, </text:span><text:span text:style-name="T4">only </text:span><text:span text:style-name="T3">few of which have proven themselves to be effective in praxis, </text:span><text:span text:style-name="T5">as the article will explore within the confines of the Netflix Prize of 2006, followed by an industry analysis.</text:span><text:span text:style-name="T3"> Firstly, this article aims to explore the process’ behind the choosing of these approaches, analyze both their </text:span><text:span text:style-name="T4">theoretical </text:span><text:span text:style-name="T3">strengths and their weaknesses </text:span><text:span text:style-name="T5">and then</text:span><text:span text:style-name="T3"> </text:span><text:span text:style-name="T4">compare the results of their deployment with projected ones. </text:span><text:span text:style-name="T5">Subsequently, the chosen models are to be </text:span><text:span text:style-name="T3">evaluate</text:span><text:span text:style-name="T5">d</text:span><text:span text:style-name="T3"> amongst their alternatives </text:span><text:span text:style-name="T5">with the goal of selecting the best performing ones, to be compared with modern, industry-standard options.</text:span><text:span text:style-name="T3"> </text:span><text:span text:style-name="T5"><text:s/></text:span></text:p>
      <text:p text:style-name="P2"/>
      <text:p text:style-name="P2"/>
      <text:p text:style-name="P3">Primary source: <text:a xlink:type="simple" xlink:href="https://link.springer.com/content/pdf/10.1007/978-1-4899-7637-6_11?pdf=chapter%20toc" text:style-name="Internet_20_link" text:visited-style-name="Visited_20_Internet_20_Link">https://link.springer.com/content/pdf/10.1007/978-1-4899-7637-6_11?pdf=chapter%20toc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3:26:11.862931558</meta:creation-date>
    <dc:date>2024-09-30T14:36:14.763350136</dc:date>
    <meta:editing-duration>PT13M2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24" meta:character-count="1549" meta:non-whitespace-character-count="1326"/>
  </office:meta>
</office:document-meta>
</file>